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ce2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2.89513" calcext:value-type="float">
            <text:p>42.89513</text:p>
          </table:table-cell>
          <table:table-cell office:value-type="float" office:value="82.53127" calcext:value-type="float">
            <text:p>82.53127</text:p>
          </table:table-cell>
          <table:table-cell office:value-type="float" office:value="54.19625" calcext:value-type="float">
            <text:p>54.19625</text:p>
          </table:table-cell>
          <table:table-cell office:value-type="float" office:value="20.10122" calcext:value-type="float">
            <text:p>20.10122</text:p>
          </table:table-cell>
          <table:table-cell office:value-type="float" office:value="16.42654" calcext:value-type="float">
            <text:p>16.42654</text:p>
          </table:table-cell>
          <table:table-cell office:value-type="float" office:value="9.47242" calcext:value-type="float">
            <text:p>9.4724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2.16974" calcext:value-type="float">
            <text:p>42.16974</text:p>
          </table:table-cell>
          <table:table-cell office:value-type="float" office:value="83.09015" calcext:value-type="float">
            <text:p>83.09015</text:p>
          </table:table-cell>
          <table:table-cell office:value-type="float" office:value="54.17441" calcext:value-type="float">
            <text:p>54.17441</text:p>
          </table:table-cell>
          <table:table-cell office:value-type="float" office:value="21.98919" calcext:value-type="float">
            <text:p>21.98919</text:p>
          </table:table-cell>
          <table:table-cell office:value-type="float" office:value="16.44822" calcext:value-type="float">
            <text:p>16.44822</text:p>
          </table:table-cell>
          <table:table-cell office:value-type="float" office:value="9.45061" calcext:value-type="float">
            <text:p>9.4506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3.10903" calcext:value-type="float">
            <text:p>43.10903</text:p>
          </table:table-cell>
          <table:table-cell office:value-type="float" office:value="82.86092" calcext:value-type="float">
            <text:p>82.86092</text:p>
          </table:table-cell>
          <table:table-cell office:value-type="float" office:value="52.19022" calcext:value-type="float">
            <text:p>52.19022</text:p>
          </table:table-cell>
          <table:table-cell office:value-type="float" office:value="28.89478" calcext:value-type="float">
            <text:p>28.89478</text:p>
          </table:table-cell>
          <table:table-cell office:value-type="float" office:value="16.455" calcext:value-type="float">
            <text:p>16.455</text:p>
          </table:table-cell>
          <table:table-cell office:value-type="float" office:value="9.4411" calcext:value-type="float">
            <text:p>9.44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2.44516" calcext:value-type="float">
            <text:p>42.44516</text:p>
          </table:table-cell>
          <table:table-cell office:value-type="float" office:value="82.86528" calcext:value-type="float">
            <text:p>82.86528</text:p>
          </table:table-cell>
          <table:table-cell office:value-type="float" office:value="52.21931" calcext:value-type="float">
            <text:p>52.21931</text:p>
          </table:table-cell>
          <table:table-cell office:value-type="float" office:value="23.17883" calcext:value-type="float">
            <text:p>23.17883</text:p>
          </table:table-cell>
          <table:table-cell office:value-type="float" office:value="16.38038" calcext:value-type="float">
            <text:p>16.38038</text:p>
          </table:table-cell>
          <table:table-cell office:value-type="float" office:value="9.45151" calcext:value-type="float">
            <text:p>9.4515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3.1199" calcext:value-type="float">
            <text:p>43.1199</text:p>
          </table:table-cell>
          <table:table-cell office:value-type="float" office:value="82.49609" calcext:value-type="float">
            <text:p>82.49609</text:p>
          </table:table-cell>
          <table:table-cell office:value-type="float" office:value="53.60235" calcext:value-type="float">
            <text:p>53.60235</text:p>
          </table:table-cell>
          <table:table-cell office:value-type="float" office:value="21.04945" calcext:value-type="float">
            <text:p>21.04945</text:p>
          </table:table-cell>
          <table:table-cell office:value-type="float" office:value="16.42008" calcext:value-type="float">
            <text:p>16.42008</text:p>
          </table:table-cell>
          <table:table-cell office:value-type="float" office:value="9.43393" calcext:value-type="float">
            <text:p>9.43393</text:p>
          </table:table-cell>
        </table:table-row>
        <table:table-row table:style-name="ro1">
          <table:table-cell/>
          <table:table-cell office:value-type="string" calcext:value-type="string">
            <text:p>best</text:p>
          </table:table-cell>
          <table:table-cell table:style-name="ce3" table:formula="of:=MIN([.C3:.C7])" office:value-type="float" office:value="42.16974" calcext:value-type="float">
            <text:p>42.16974</text:p>
          </table:table-cell>
          <table:table-cell table:style-name="ce3" table:formula="of:=MIN([.D3:.D7])" office:value-type="float" office:value="82.49609" calcext:value-type="float">
            <text:p>82.49609</text:p>
          </table:table-cell>
          <table:table-cell table:style-name="ce3" table:formula="of:=MIN([.E3:.E7])" office:value-type="float" office:value="52.19022" calcext:value-type="float">
            <text:p>52.19022</text:p>
          </table:table-cell>
          <table:table-cell table:style-name="ce3" table:formula="of:=MIN([.F3:.F7])" office:value-type="float" office:value="20.10122" calcext:value-type="float">
            <text:p>20.10122</text:p>
          </table:table-cell>
          <table:table-cell table:style-name="ce3" table:formula="of:=MIN([.G3:.G7])" office:value-type="float" office:value="16.38038" calcext:value-type="float">
            <text:p>16.38038</text:p>
          </table:table-cell>
          <table:table-cell table:style-name="ce3" table:formula="of:=MIN([.H3:.H7])" office:value-type="float" office:value="9.43393" calcext:value-type="float">
            <text:p>9.43393</text:p>
          </table:table-cell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Speed-up</text:p>
          </table:table-cell>
          <table:table-cell table:formula="of:=[.C8]/[.C8]" office:value-type="float" office:value="1" calcext:value-type="float">
            <text:p>1</text:p>
          </table:table-cell>
          <table:table-cell table:formula="of:=[.C8]/[.D8]" office:value-type="float" office:value="0.51117259011912" calcext:value-type="float">
            <text:p>0.51117259011912</text:p>
          </table:table-cell>
          <table:table-cell table:formula="of:=[.C8]/[.E8]" office:value-type="float" office:value="0.808000809347038" calcext:value-type="float">
            <text:p>0.808000809347038</text:p>
          </table:table-cell>
          <table:table-cell table:formula="of:=[.C8]/[.F8]" office:value-type="float" office:value="2.09786968154172" calcext:value-type="float">
            <text:p>2.09786968154172</text:p>
          </table:table-cell>
          <table:table-cell table:formula="of:=[.C8]/[.G8]" office:value-type="float" office:value="2.5744054777728" calcext:value-type="float">
            <text:p>2.5744054777728</text:p>
          </table:table-cell>
          <table:table-cell table:formula="of:=[.C8]/[.H8]" office:value-type="float" office:value="4.47000772742643" calcext:value-type="float">
            <text:p>4.47000772742643</text:p>
          </table:table-cell>
        </table:table-row>
        <table:table-row table:style-name="ro1">
          <table:table-cell/>
          <table:table-cell office:value-type="string" calcext:value-type="string">
            <text:p>Efficiency</text:p>
          </table:table-cell>
          <table:table-cell table:formula="of:=[.C10]/[.C2]" office:value-type="float" office:value="1" calcext:value-type="float">
            <text:p>1</text:p>
          </table:table-cell>
          <table:table-cell table:formula="of:=[.D10]/[.D2]" office:value-type="float" office:value="0.25558629505956" calcext:value-type="float">
            <text:p>0.25558629505956</text:p>
          </table:table-cell>
          <table:table-cell table:formula="of:=[.E10]/[.E2]" office:value-type="float" office:value="0.20200020233676" calcext:value-type="float">
            <text:p>0.20200020233676</text:p>
          </table:table-cell>
          <table:table-cell table:formula="of:=[.F10]/[.F2]" office:value-type="float" office:value="0.262233710192715" calcext:value-type="float">
            <text:p>0.262233710192715</text:p>
          </table:table-cell>
          <table:table-cell table:formula="of:=[.G10]/[.G2]" office:value-type="float" office:value="0.1609003423608" calcext:value-type="float">
            <text:p>0.1609003423608</text:p>
          </table:table-cell>
          <table:table-cell table:formula="of:=[.H10]/[.H2]" office:value-type="float" office:value="0.186250321976101" calcext:value-type="float">
            <text:p>0.186250321976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 style:data-style-name="N2" text:time-value="13:37:37.953879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01:58:26.209174754</meta:creation-date>
    <dc:date>2022-05-23T14:08:58.985355056</dc:date>
    <meta:editing-duration>PT20M25S</meta:editing-duration>
    <meta:editing-cycles>2</meta:editing-cycles>
    <meta:generator>LibreOffice/6.4.7.2$Linux_X86_64 LibreOffice_project/40$Build-2</meta:generator>
    <meta:document-statistic meta:table-count="1" meta:cell-count="63" meta:object-count="0"/>
  </office:meta>
</office:document-meta>
</file>